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 del caso:</text:p>
          </table:table-cell>
          <table:table-cell table:style-name="Contrato.B1" office:value-type="string">
            <text:p text:style-name="Text_20_body">Consulta Estadistica</text:p>
          </table:table-cell>
        </table:table-row>
        <table:table-row>
          <table:table-cell table:style-name="Contrato.A2" office:value-type="string">
            <text:p text:style-name="P1">Resumen:</text:p>
          </table:table-cell>
          <table:table-cell table:style-name="Contrato.B2" office:value-type="string">
            <text:p text:style-name="Table_20_Contents">Muestra al usuario una serie de estadísticas predefinidas sobre la venta de elementos.</text:p>
          </table:table-cell>
        </table:table-row>
        <table:table-row>
          <table:table-cell table:style-name="Contrato.A2" office:value-type="string">
            <text:p text:style-name="P1">Dependencia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Actores:</text:p>
          </table:table-cell>
          <table:table-cell table:style-name="Contrato.B2" office:value-type="string">
            <text:p text:style-name="Table_20_Contents">Metre, Jefe de Cocina</text:p>
          </table:table-cell>
        </table:table-row>
        <table:table-row>
          <table:table-cell table:style-name="Contrato.A2" office:value-type="string">
            <text:p text:style-name="P1">Pre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Post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Curso normal:</text:p>
          </table:table-cell>
          <table:table-cell table:style-name="Contrato.B2" office:value-type="string">
            <text:list xml:id="list38126526" text:style-name="L1">
              <text:list-item>
                <text:p text:style-name="P2">El actor inicia el caso de uso.</text:p>
              </text:list-item>
              <text:list-item>
                <text:p text:style-name="P2">El sistema da a elegir una serie de estadísticas predefinidas.</text:p>
              </text:list-item>
              <text:list-item>
                <text:p text:style-name="P2">El actor elige la estadística que desea ver.</text:p>
              </text:list-item>
              <text:list-item>
                <text:p text:style-name="P2">El sistema muestra un cuadro con la información solicitada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s alternativos:</text:p>
          </table:table-cell>
          <table:table-cell table:style-name="Contrato.B2" office:value-type="string">
            <text:p text:style-name="Table_20_Contents"><text:s text:c="7"/>3a. El actor cancela la acción. Se termina el caso de uso.</text:p>
          </table:table-cell>
        </table:table-row>
        <table:table-row>
          <table:table-cell table:style-name="Contrato.A2" office:value-type="string">
            <text:p text:style-name="P1">Observa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10" office:value-type="string">
            <text:p text:style-name="P1">Requisitos no funcionales específicos:</text:p>
          </table:table-cell>
          <table:table-cell table:style-name="Contrato.B10" office:value-type="string">
            <text:p text:style-name="Table_20_Contents">- En la información mostrada, debería incluirse una gráfica.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 del caso:</text:p>
          </table:table-cell>
          <table:table-cell table:style-name="Tabla2.B1" office:value-type="string">
            <text:p text:style-name="Text_20_body">Cambia Estado Bebida</text:p>
          </table:table-cell>
        </table:table-row>
        <table:table-row>
          <table:table-cell table:style-name="Tabla2.A2" office:value-type="string">
            <text:p text:style-name="P1">Resumen:</text:p>
          </table:table-cell>
          <table:table-cell table:style-name="Tabla2.B2" office:value-type="string">
            <text:p text:style-name="Table_20_Contents">Este caso de uso permite al metre cambiar el estado de la siguiente bebida de la cola de bebidas no atendidas.</text:p>
          </table:table-cell>
        </table:table-row>
        <table:table-row>
          <table:table-cell table:style-name="Tabla2.A2" office:value-type="string">
            <text:p text:style-name="P1">Dependencias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Table_20_Contents">Metre.</text:p>
          </table:table-cell>
        </table:table-row>
        <table:table-row>
          <table:table-cell table:style-name="Tabla2.A2" office:value-type="string">
            <text:p text:style-name="P1">Precondiciones:</text:p>
          </table:table-cell>
          <table:table-cell table:style-name="Tabla2.B2" office:value-type="string">
            <text:list xml:id="list38135692" text:style-name="L2">
              <text:list-item>
                <text:p text:style-name="P3">Existe alguna bebida en la cola de bebidas no atendidas.</text:p>
              </text:list-item>
            </text:list>
          </table:table-cell>
        </table:table-row>
        <table:table-row>
          <table:table-cell table:style-name="Tabla2.A2" office:value-type="string">
            <text:p text:style-name="P1">Postcondiciones:</text:p>
          </table:table-cell>
          <table:table-cell table:style-name="Tabla2.B2" office:value-type="string">
            <text:list xml:id="list38132043" text:style-name="L3">
              <text:list-item>
                <text:p text:style-name="P4">Se cambió el estado de una bebida.</text:p>
              </text:list-item>
            </text:list>
          </table:table-cell>
        </table:table-row>
        <table:table-row>
          <table:table-cell table:style-name="Tabla2.A2" office:value-type="string">
            <text:p text:style-name="P1">Curso normal:</text:p>
          </table:table-cell>
          <table:table-cell table:style-name="Tabla2.B2" office:value-type="string">
            <text:list xml:id="list38155797" text:style-name="L4">
              <text:list-item>
                <text:p text:style-name="P5">El metre selecciona la siguiente bebida de la cola de bebidas no atendidas.</text:p>
              </text:list-item>
              <text:list-item>
                <text:p text:style-name="P5">El sistema acciona un temporizador de cuenta regresiva.</text:p>
              </text:list-item>
              <text:list-item>
                <text:p text:style-name="P5">El temporizador expira:</text:p>
                <text:list>
                  <text:list-item>
                    <text:p text:style-name="P5">El metre ha elegido una bebida de la cola de bebidas no atendidas. Se elimina la bebida seleccionada de la lista de bebidas no atendidas y se cambia su estado a “Preparado”.</text:p>
                  </text:list-item>
                </text:list>
              </text:list-item>
            </text:list>
          </table:table-cell>
        </table:table-row>
        <table:table-row>
          <table:table-cell table:style-name="Tabla2.A2" office:value-type="string">
            <text:p text:style-name="P1">Cursos alternativos:</text:p>
          </table:table-cell>
          <table:table-cell table:style-name="Tabla2.B2" office:value-type="string">
            <text:p text:style-name="Table_20_Contents"><text:s text:c="5"/>3.a El jefe de cocina cancela la acción antes de que el temporizador expire. Se cancela el caso de uso.</text:p>
          </table:table-cell>
        </table:table-row>
        <table:table-row>
          <table:table-cell table:style-name="Tabla2.A2" office:value-type="string">
            <text:p text:style-name="P1">Observaciones:</text:p>
          </table:table-cell>
          <table:table-cell table:style-name="Tabla2.B2" office:value-type="string">
            <text:p text:style-name="Table_20_Contents"/>
          </table:table-cell>
        </table:table-row>
        <text:soft-page-break/>
        <table:table-row>
          <table:table-cell table:style-name="Tabla2.A10" office:value-type="string">
            <text:p text:style-name="P1">Requisitos no funcionales específicos:</text:p>
          </table:table-cell>
          <table:table-cell table:style-name="Tabla2.B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0T19:25:10.82</meta:creation-date>
    <meta:generator>OpenOffice.org/3.1$Win32 OpenOffice.org_project/310m11$Build-9399</meta:generator>
    <meta:editing-duration>PT05H38M40S</meta:editing-duration>
    <meta:editing-cycles>13</meta:editing-cycles>
    <meta:initial-creator>Sergio Rodriguez Lumley</meta:initial-creator>
    <dc:date>2010-04-11T18:02:57.32</dc:date>
    <dc:creator>Sergio Rodriguez Lumley</dc:creator>
    <meta:document-statistic meta:table-count="2" meta:image-count="0" meta:object-count="0" meta:page-count="2" meta:paragraph-count="39" meta:word-count="237" meta:character-count="1457"/>
  </office:meta>
</office:document-meta>
</file>